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36.57mm"/>
    </style:style>
    <style:style style:name="co8" style:family="table-column">
      <style:table-column-properties fo:break-before="auto" style:column-width="38.75mm"/>
    </style:style>
    <style:style style:name="co9" style:family="table-column">
      <style:table-column-properties fo:break-before="auto" style:column-width="41.75mm"/>
    </style:style>
    <style:style style:name="co10" style:family="table-column">
      <style:table-column-properties fo:break-before="auto" style:column-width="37.11mm"/>
    </style:style>
    <style:style style:name="co11" style:family="table-column">
      <style:table-column-properties fo:break-before="auto" style:column-width="39.3mm"/>
    </style:style>
    <style:style style:name="co12" style:family="table-column">
      <style:table-column-properties fo:break-before="auto" style:column-width="40.38mm"/>
    </style:style>
    <style:style style:name="co13" style:family="table-column">
      <style:table-column-properties fo:break-before="auto" style:column-width="35.75mm"/>
    </style:style>
    <style:style style:name="co14" style:family="table-column">
      <style:table-column-properties fo:break-before="auto" style:column-width="37.92mm"/>
    </style:style>
    <style:style style:name="co15" style:family="table-column">
      <style:table-column-properties fo:break-before="auto" style:column-width="18.33mm"/>
    </style:style>
    <style:style style:name="co16" style:family="table-column">
      <style:table-column-properties fo:break-before="auto" style:column-width="40.92mm"/>
    </style:style>
    <style:style style:name="co17" style:family="table-column">
      <style:table-column-properties fo:break-before="auto" style:column-width="36.3mm"/>
    </style:style>
    <style:style style:name="co18" style:family="table-column">
      <style:table-column-properties fo:break-before="auto" style:column-width="3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degre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poch_id</text:p>
          </table:table-cell>
          <table:table-cell office:value-type="string" calcext:value-type="string">
            <text:p>train_loss</text:p>
          </table:table-cell>
          <table:table-cell office:value-type="string" calcext:value-type="string">
            <text:p>train_degree_cost</text:p>
          </table:table-cell>
          <table:table-cell office:value-type="string" calcext:value-type="string">
            <text:p>train_ABS</text:p>
          </table:table-cell>
          <table:table-cell office:value-type="string" calcext:value-type="string">
            <text:p>train_REL</text:p>
          </table:table-cell>
          <table:table-cell office:value-type="string" calcext:value-type="string">
            <text:p>train_degree_ABS</text:p>
          </table:table-cell>
          <table:table-cell office:value-type="string" calcext:value-type="string">
            <text:p>train_degree_REL</text:p>
          </table:table-cell>
          <table:table-cell office:value-type="string" calcext:value-type="string">
            <text:p>test_loss</text:p>
          </table:table-cell>
          <table:table-cell office:value-type="string" calcext:value-type="string">
            <text:p>test_degree_cost</text:p>
          </table:table-cell>
          <table:table-cell office:value-type="string" calcext:value-type="string">
            <text:p>test_ABS</text:p>
          </table:table-cell>
          <table:table-cell office:value-type="string" calcext:value-type="string">
            <text:p>test_REL</text:p>
          </table:table-cell>
          <table:table-cell office:value-type="string" calcext:value-type="string">
            <text:p>test_degree_ABS</text:p>
          </table:table-cell>
          <table:table-cell office:value-type="string" calcext:value-type="string">
            <text:p>test_degree_R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9.2064651548863" calcext:value-type="float">
            <text:p>49.2064651548863</text:p>
          </table:table-cell>
          <table:table-cell office:value-type="float" office:value="3.10725405916364" calcext:value-type="float">
            <text:p>3.10725405916364</text:p>
          </table:table-cell>
          <table:table-cell office:value-type="float" office:value="0.166022564892767" calcext:value-type="float">
            <text:p>0.166022564892767</text:p>
          </table:table-cell>
          <table:table-cell office:value-type="float" office:value="3.10725405916364" calcext:value-type="float">
            <text:p>3.10725405916364</text:p>
          </table:table-cell>
          <table:table-cell office:value-type="float" office:value="0.166022564892767" calcext:value-type="float">
            <text:p>0.166022564892767</text:p>
          </table:table-cell>
          <table:table-cell office:value-type="float" office:value="4063.66765521939" calcext:value-type="float">
            <text:p>4063.66765521939</text:p>
          </table:table-cell>
          <table:table-cell office:value-type="float" office:value="4063.66765518954" calcext:value-type="float">
            <text:p>4063.66765518954</text:p>
          </table:table-cell>
          <table:table-cell office:value-type="float" office:value="30.1848937784818" calcext:value-type="float">
            <text:p>30.1848937784818</text:p>
          </table:table-cell>
          <table:table-cell office:value-type="float" office:value="0.274411402819801" calcext:value-type="float">
            <text:p>0.274411402819801</text:p>
          </table:table-cell>
          <table:table-cell office:value-type="float" office:value="30.1848937784818" calcext:value-type="float">
            <text:p>30.1848937784818</text:p>
          </table:table-cell>
          <table:table-cell office:value-type="float" office:value="0.274411402819801" calcext:value-type="float">
            <text:p>0.2744114028198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9.246472209692" calcext:value-type="float">
            <text:p>49.246472209692</text:p>
          </table:table-cell>
          <table:table-cell office:value-type="float" office:value="3.10837694642517" calcext:value-type="float">
            <text:p>3.10837694642517</text:p>
          </table:table-cell>
          <table:table-cell office:value-type="float" office:value="0.164523263507373" calcext:value-type="float">
            <text:p>0.164523263507373</text:p>
          </table:table-cell>
          <table:table-cell office:value-type="float" office:value="3.10837694642517" calcext:value-type="float">
            <text:p>3.10837694642517</text:p>
          </table:table-cell>
          <table:table-cell office:value-type="float" office:value="0.164523263507373" calcext:value-type="float">
            <text:p>0.164523263507373</text:p>
          </table:table-cell>
          <table:table-cell office:value-type="float" office:value="4064.20511930041" calcext:value-type="float">
            <text:p>4064.20511930041</text:p>
          </table:table-cell>
          <table:table-cell office:value-type="float" office:value="4064.20511927056" calcext:value-type="float">
            <text:p>4064.20511927056</text:p>
          </table:table-cell>
          <table:table-cell office:value-type="float" office:value="30.1896799477515" calcext:value-type="float">
            <text:p>30.1896799477515</text:p>
          </table:table-cell>
          <table:table-cell office:value-type="float" office:value="0.274991097082309" calcext:value-type="float">
            <text:p>0.274991097082309</text:p>
          </table:table-cell>
          <table:table-cell office:value-type="float" office:value="30.1896799477515" calcext:value-type="float">
            <text:p>30.1896799477515</text:p>
          </table:table-cell>
          <table:table-cell office:value-type="float" office:value="0.274991097082309" calcext:value-type="float">
            <text:p>0.2749910970823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9.3090700507164" calcext:value-type="float">
            <text:p>49.3090700507164</text:p>
          </table:table-cell>
          <table:table-cell office:value-type="float" office:value="3.11561295478427" calcext:value-type="float">
            <text:p>3.11561295478427</text:p>
          </table:table-cell>
          <table:table-cell office:value-type="float" office:value="0.16670408535954" calcext:value-type="float">
            <text:p>0.16670408535954</text:p>
          </table:table-cell>
          <table:table-cell office:value-type="float" office:value="3.11561295478427" calcext:value-type="float">
            <text:p>3.11561295478427</text:p>
          </table:table-cell>
          <table:table-cell office:value-type="float" office:value="0.16670408535954" calcext:value-type="float">
            <text:p>0.16670408535954</text:p>
          </table:table-cell>
          <table:table-cell office:value-type="float" office:value="4064.87944433589" calcext:value-type="float">
            <text:p>4064.87944433589</text:p>
          </table:table-cell>
          <table:table-cell office:value-type="float" office:value="4064.87944430604" calcext:value-type="float">
            <text:p>4064.87944430604</text:p>
          </table:table-cell>
          <table:table-cell office:value-type="float" office:value="30.20205658157" calcext:value-type="float">
            <text:p>30.20205658157</text:p>
          </table:table-cell>
          <table:table-cell office:value-type="float" office:value="0.277086811601248" calcext:value-type="float">
            <text:p>0.277086811601248</text:p>
          </table:table-cell>
          <table:table-cell office:value-type="float" office:value="30.20205658157" calcext:value-type="float">
            <text:p>30.20205658157</text:p>
          </table:table-cell>
          <table:table-cell office:value-type="float" office:value="0.277086811601248" calcext:value-type="float">
            <text:p>0.2770868116012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11.391689777374" calcext:value-type="float">
            <text:p>111.391689777374</text:p>
          </table:table-cell>
          <table:table-cell office:value-type="float" office:value="6.85852123903194" calcext:value-type="float">
            <text:p>6.85852123903194</text:p>
          </table:table-cell>
          <table:table-cell office:value-type="float" office:value="0.828520854667465" calcext:value-type="float">
            <text:p>0.828520854667465</text:p>
          </table:table-cell>
          <table:table-cell office:value-type="float" office:value="6.85852123903194" calcext:value-type="float">
            <text:p>6.85852123903194</text:p>
          </table:table-cell>
          <table:table-cell office:value-type="float" office:value="0.828520854667465" calcext:value-type="float">
            <text:p>0.828520854667465</text:p>
          </table:table-cell>
          <table:table-cell table:number-columns-repeated="2" office:value-type="float" office:value="4509.515537709" calcext:value-type="float">
            <text:p>4509.515537709</text:p>
          </table:table-cell>
          <table:table-cell office:value-type="float" office:value="34.0824291708599" calcext:value-type="float">
            <text:p>34.0824291708599</text:p>
          </table:table-cell>
          <table:table-cell office:value-type="float" office:value="0.840352522869787" calcext:value-type="float">
            <text:p>0.840352522869787</text:p>
          </table:table-cell>
          <table:table-cell office:value-type="float" office:value="34.0824291708599" calcext:value-type="float">
            <text:p>34.0824291708599</text:p>
          </table:table-cell>
          <table:table-cell office:value-type="float" office:value="0.840352522869787" calcext:value-type="float">
            <text:p>0.8403525228697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86.7662680149078" calcext:value-type="float">
            <text:p>86.7662680149078</text:p>
          </table:table-cell>
          <table:table-cell office:value-type="float" office:value="5.11943723451866" calcext:value-type="float">
            <text:p>5.11943723451866</text:p>
          </table:table-cell>
          <table:table-cell office:value-type="float" office:value="0.417440224953415" calcext:value-type="float">
            <text:p>0.417440224953415</text:p>
          </table:table-cell>
          <table:table-cell office:value-type="float" office:value="5.11943723451866" calcext:value-type="float">
            <text:p>5.11943723451866</text:p>
          </table:table-cell>
          <table:table-cell office:value-type="float" office:value="0.417440224953415" calcext:value-type="float">
            <text:p>0.417440224953415</text:p>
          </table:table-cell>
          <table:table-cell table:number-columns-repeated="2" office:value-type="float" office:value="4370.14906027541" calcext:value-type="float">
            <text:p>4370.14906027541</text:p>
          </table:table-cell>
          <table:table-cell office:value-type="float" office:value="32.2994660498798" calcext:value-type="float">
            <text:p>32.2994660498798</text:p>
          </table:table-cell>
          <table:table-cell office:value-type="float" office:value="0.46120380064225" calcext:value-type="float">
            <text:p>0.46120380064225</text:p>
          </table:table-cell>
          <table:table-cell office:value-type="float" office:value="32.2994660498798" calcext:value-type="float">
            <text:p>32.2994660498798</text:p>
          </table:table-cell>
          <table:table-cell office:value-type="float" office:value="0.46120380064225" calcext:value-type="float">
            <text:p>0.461203800642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9.3035845756531" calcext:value-type="float">
            <text:p>49.3035845756531</text:p>
          </table:table-cell>
          <table:table-cell office:value-type="float" office:value="3.11397840862606" calcext:value-type="float">
            <text:p>3.11397840862606</text:p>
          </table:table-cell>
          <table:table-cell office:value-type="float" office:value="0.166331588840745" calcext:value-type="float">
            <text:p>0.166331588840745</text:p>
          </table:table-cell>
          <table:table-cell office:value-type="float" office:value="3.11397840862606" calcext:value-type="float">
            <text:p>3.11397840862606</text:p>
          </table:table-cell>
          <table:table-cell office:value-type="float" office:value="0.166331588840745" calcext:value-type="float">
            <text:p>0.166331588840745</text:p>
          </table:table-cell>
          <table:table-cell office:value-type="float" office:value="4064.71115123303" calcext:value-type="float">
            <text:p>4064.71115123303</text:p>
          </table:table-cell>
          <table:table-cell office:value-type="float" office:value="4064.71115120319" calcext:value-type="float">
            <text:p>4064.71115120319</text:p>
          </table:table-cell>
          <table:table-cell office:value-type="float" office:value="30.1934289344382" calcext:value-type="float">
            <text:p>30.1934289344382</text:p>
          </table:table-cell>
          <table:table-cell office:value-type="float" office:value="0.27580916212883" calcext:value-type="float">
            <text:p>0.27580916212883</text:p>
          </table:table-cell>
          <table:table-cell office:value-type="float" office:value="30.1934289344382" calcext:value-type="float">
            <text:p>30.1934289344382</text:p>
          </table:table-cell>
          <table:table-cell office:value-type="float" office:value="0.27580916212883" calcext:value-type="float">
            <text:p>0.27580916212883</text:p>
          </table:table-cell>
        </table:table-row>
      </table:table>
      <table:table table:name="multitas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ce1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4" table:default-cell-style-name="ce1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poch_id</text:p>
          </table:table-cell>
          <table:table-cell office:value-type="string" calcext:value-type="string">
            <text:p>train_loss</text:p>
          </table:table-cell>
          <table:table-cell office:value-type="string" calcext:value-type="string">
            <text:p>train_betweenness_cost</text:p>
          </table:table-cell>
          <table:table-cell office:value-type="string" calcext:value-type="string">
            <text:p>train_closeness_cost</text:p>
          </table:table-cell>
          <table:table-cell office:value-type="string" calcext:value-type="string">
            <text:p>train_degree_cost</text:p>
          </table:table-cell>
          <table:table-cell office:value-type="string" calcext:value-type="string">
            <text:p>train_eigenvector_cost</text:p>
          </table:table-cell>
          <table:table-cell office:value-type="string" calcext:value-type="string">
            <text:p>train_ABS</text:p>
          </table:table-cell>
          <table:table-cell office:value-type="string" calcext:value-type="string">
            <text:p>train_REL</text:p>
          </table:table-cell>
          <table:table-cell office:value-type="string" calcext:value-type="string">
            <text:p>train_betweenness_ABS</text:p>
          </table:table-cell>
          <table:table-cell office:value-type="string" calcext:value-type="string">
            <text:p>train_betweenness_REL</text:p>
          </table:table-cell>
          <table:table-cell office:value-type="string" calcext:value-type="string">
            <text:p>train_closeness_ABS</text:p>
          </table:table-cell>
          <table:table-cell office:value-type="string" calcext:value-type="string">
            <text:p>train_closeness_REL</text:p>
          </table:table-cell>
          <table:table-cell office:value-type="string" calcext:value-type="string">
            <text:p>train_degree_ABS</text:p>
          </table:table-cell>
          <table:table-cell office:value-type="string" calcext:value-type="string">
            <text:p>train_degree_REL</text:p>
          </table:table-cell>
          <table:table-cell office:value-type="string" calcext:value-type="string">
            <text:p>train_eigenvector_ABS</text:p>
          </table:table-cell>
          <table:table-cell office:value-type="string" calcext:value-type="string">
            <text:p>train_eigenvector_REL</text:p>
          </table:table-cell>
          <table:table-cell office:value-type="string" calcext:value-type="string">
            <text:p>test_loss</text:p>
          </table:table-cell>
          <table:table-cell office:value-type="string" calcext:value-type="string">
            <text:p>test_betweenness_cost</text:p>
          </table:table-cell>
          <table:table-cell office:value-type="string" calcext:value-type="string">
            <text:p>test_closeness_cost</text:p>
          </table:table-cell>
          <table:table-cell office:value-type="string" calcext:value-type="string">
            <text:p>test_degree_cost</text:p>
          </table:table-cell>
          <table:table-cell office:value-type="string" calcext:value-type="string">
            <text:p>test_eigenvector_cost</text:p>
          </table:table-cell>
          <table:table-cell office:value-type="string" calcext:value-type="string">
            <text:p>test_ABS</text:p>
          </table:table-cell>
          <table:table-cell table:style-name="Default" office:value-type="string" calcext:value-type="string">
            <text:p>test_REL</text:p>
          </table:table-cell>
          <table:table-cell office:value-type="string" calcext:value-type="string">
            <text:p>test_betweenness_ABS</text:p>
          </table:table-cell>
          <table:table-cell office:value-type="string" calcext:value-type="string">
            <text:p>test_betweenness_REL</text:p>
          </table:table-cell>
          <table:table-cell office:value-type="string" calcext:value-type="string">
            <text:p>test_closeness_ABS</text:p>
          </table:table-cell>
          <table:table-cell office:value-type="string" calcext:value-type="string">
            <text:p>test_closeness_REL</text:p>
          </table:table-cell>
          <table:table-cell office:value-type="string" calcext:value-type="string">
            <text:p>test_degree_ABS</text:p>
          </table:table-cell>
          <table:table-cell office:value-type="string" calcext:value-type="string">
            <text:p>test_degree_REL</text:p>
          </table:table-cell>
          <table:table-cell office:value-type="string" calcext:value-type="string">
            <text:p>test_eigenvector_ABS</text:p>
          </table:table-cell>
          <table:table-cell table:style-name="Default" office:value-type="string" calcext:value-type="string">
            <text:p>test_eigenvector_R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32571.11730957" calcext:value-type="float">
            <text:p>232571.11730957</text:p>
          </table:table-cell>
          <table:table-cell office:value-type="float" office:value="232483.315307617" calcext:value-type="float">
            <text:p>232483.315307617</text:p>
          </table:table-cell>
          <table:table-cell office:value-type="float" office:value="0.0172443314513657" calcext:value-type="float">
            <text:p>0.017244331451366</text:p>
          </table:table-cell>
          <table:table-cell office:value-type="float" office:value="87.7782250642776" calcext:value-type="float">
            <text:p>87.7782250642776</text:p>
          </table:table-cell>
          <table:table-cell office:value-type="float" office:value="0.00466072146082297" calcext:value-type="float">
            <text:p>0.004660721460823</text:p>
          </table:table-cell>
          <table:table-cell office:value-type="float" office:value="43.67863640948" calcext:value-type="float">
            <text:p>43.67863640948</text:p>
          </table:table-cell>
          <table:table-cell office:value-type="float" office:value="10622420563267.4" calcext:value-type="float">
            <text:p>10622420563267.4</text:p>
          </table:table-cell>
          <table:table-cell office:value-type="float" office:value="169.217755434566" calcext:value-type="float">
            <text:p>169.217755434566</text:p>
          </table:table-cell>
          <table:table-cell office:value-type="float" office:value="0.927556376670977" calcext:value-type="float">
            <text:p>0.927556376670977</text:p>
          </table:table-cell>
          <table:table-cell office:value-type="float" office:value="0.115145191449637" calcext:value-type="float">
            <text:p>0.115145191449637</text:p>
          </table:table-cell>
          <table:table-cell office:value-type="float" office:value="0.702758655018114" calcext:value-type="float">
            <text:p>0.702758655018114</text:p>
          </table:table-cell>
          <table:table-cell office:value-type="float" office:value="5.3335877424972" calcext:value-type="float">
            <text:p>5.3335877424972</text:p>
          </table:table-cell>
          <table:table-cell office:value-type="float" office:value="0.519298291970711" calcext:value-type="float">
            <text:p>0.519298291970711</text:p>
          </table:table-cell>
          <table:table-cell office:value-type="float" office:value="0.0480572694065916" calcext:value-type="float">
            <text:p>0.048057269406592</text:p>
          </table:table-cell>
          <table:table-cell office:value-type="float" office:value="42489682253067.5" calcext:value-type="float">
            <text:p>42489682253067.5</text:p>
          </table:table-cell>
          <table:table-cell office:value-type="float" office:value="38090066.7981348" calcext:value-type="float">
            <text:p>38090066.7981348</text:p>
          </table:table-cell>
          <table:table-cell office:value-type="float" office:value="38085696.0981145" calcext:value-type="float">
            <text:p>38085696.0981145</text:p>
          </table:table-cell>
          <table:table-cell office:value-type="float" office:value="0.0245675926917102" calcext:value-type="float">
            <text:p>0.02456759269171</text:p>
          </table:table-cell>
          <table:table-cell office:value-type="float" office:value="4371.07109143073" calcext:value-type="float">
            <text:p>4371.07109143073</text:p>
          </table:table-cell>
          <table:table-cell office:value-type="float" office:value="0.00435563683663531" calcext:value-type="float">
            <text:p>0.004355636836635</text:p>
          </table:table-cell>
          <table:table-cell office:value-type="float" office:value="425.088177435593" calcext:value-type="float">
            <text:p>425.088177435593</text:p>
          </table:table-cell>
          <table:table-cell office:value-type="float" office:value="5.2715362702883E+018" calcext:value-type="float">
            <text:p>5.27E+18</text:p>
          </table:table-cell>
          <table:table-cell office:value-type="float" office:value="1667.65342032041" calcext:value-type="float">
            <text:p>1667.65342032041</text:p>
          </table:table-cell>
          <table:table-cell office:value-type="float" office:value="0.917413611510531" calcext:value-type="float">
            <text:p>0.917413611510531</text:p>
          </table:table-cell>
          <table:table-cell office:value-type="float" office:value="0.138128153755568" calcext:value-type="float">
            <text:p>0.138128153755568</text:p>
          </table:table-cell>
          <table:table-cell office:value-type="float" office:value="2.38019952130009" calcext:value-type="float">
            <text:p>2.38019952130009</text:p>
          </table:table-cell>
          <table:table-cell office:value-type="float" office:value="32.503494717543" calcext:value-type="float">
            <text:p>32.503494717543</text:p>
          </table:table-cell>
          <table:table-cell office:value-type="float" office:value="0.566066976735011" calcext:value-type="float">
            <text:p>0.566066976735011</text:p>
          </table:table-cell>
          <table:table-cell office:value-type="float" office:value="0.0576665506601194" calcext:value-type="float">
            <text:p>0.057666550660119</text:p>
          </table:table-cell>
          <table:table-cell office:value-type="float" office:value="2.10861450811532E+019" calcext:value-type="float">
            <text:p>2.11E+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32214.730102539" calcext:value-type="float">
            <text:p>232214.730102539</text:p>
          </table:table-cell>
          <table:table-cell office:value-type="float" office:value="232134.065917969" calcext:value-type="float">
            <text:p>232134.065917969</text:p>
          </table:table-cell>
          <table:table-cell office:value-type="float" office:value="0.0188091446470935" calcext:value-type="float">
            <text:p>0.018809144647094</text:p>
          </table:table-cell>
          <table:table-cell office:value-type="float" office:value="80.6409046053886" calcext:value-type="float">
            <text:p>80.6409046053886</text:p>
          </table:table-cell>
          <table:table-cell office:value-type="float" office:value="0.00464206517790444" calcext:value-type="float">
            <text:p>0.004642065177904</text:p>
          </table:table-cell>
          <table:table-cell office:value-type="float" office:value="43.4461771059613" calcext:value-type="float">
            <text:p>43.4461771059613</text:p>
          </table:table-cell>
          <table:table-cell office:value-type="float" office:value="7730096007706" calcext:value-type="float">
            <text:p>7730096007706</text:p>
          </table:table-cell>
          <table:table-cell office:value-type="float" office:value="168.685386994666" calcext:value-type="float">
            <text:p>168.685386994666</text:p>
          </table:table-cell>
          <table:table-cell office:value-type="float" office:value="0.943005118037774" calcext:value-type="float">
            <text:p>0.943005118037774</text:p>
          </table:table-cell>
          <table:table-cell office:value-type="float" office:value="0.110937626367765" calcext:value-type="float">
            <text:p>0.110937626367765</text:p>
          </table:table-cell>
          <table:table-cell office:value-type="float" office:value="0.734399538471564" calcext:value-type="float">
            <text:p>0.734399538471564</text:p>
          </table:table-cell>
          <table:table-cell office:value-type="float" office:value="4.94221514449417" calcext:value-type="float">
            <text:p>4.94221514449417</text:p>
          </table:table-cell>
          <table:table-cell office:value-type="float" office:value="0.568738556391549" calcext:value-type="float">
            <text:p>0.568738556391549</text:p>
          </table:table-cell>
          <table:table-cell office:value-type="float" office:value="0.0461686583178781" calcext:value-type="float">
            <text:p>0.046168658317878</text:p>
          </table:table-cell>
          <table:table-cell office:value-type="float" office:value="30920384030821.8" calcext:value-type="float">
            <text:p>30920384030821.8</text:p>
          </table:table-cell>
          <table:table-cell office:value-type="float" office:value="38086319.4282961" calcext:value-type="float">
            <text:p>38086319.4282961</text:p>
          </table:table-cell>
          <table:table-cell office:value-type="float" office:value="38081992.0006862" calcext:value-type="float">
            <text:p>38081992.0006862</text:p>
          </table:table-cell>
          <table:table-cell office:value-type="float" office:value="0.0286005692519211" calcext:value-type="float">
            <text:p>0.028600569251921</text:p>
          </table:table-cell>
          <table:table-cell office:value-type="float" office:value="4327.76561664557" calcext:value-type="float">
            <text:p>4327.76561664557</text:p>
          </table:table-cell>
          <table:table-cell office:value-type="float" office:value="0.00454929097259083" calcext:value-type="float">
            <text:p>0.004549290972591</text:p>
          </table:table-cell>
          <table:table-cell office:value-type="float" office:value="424.786882117246" calcext:value-type="float">
            <text:p>424.786882117246</text:p>
          </table:table-cell>
          <table:table-cell office:value-type="float" office:value="4.13747958527254E+018" calcext:value-type="float">
            <text:p>4.14E+18</text:p>
          </table:table-cell>
          <table:table-cell office:value-type="float" office:value="1666.86082839986" calcext:value-type="float">
            <text:p>1666.86082839986</text:p>
          </table:table-cell>
          <table:table-cell office:value-type="float" office:value="0.909619290669609" calcext:value-type="float">
            <text:p>0.909619290669609</text:p>
          </table:table-cell>
          <table:table-cell office:value-type="float" office:value="0.136517216437279" calcext:value-type="float">
            <text:p>0.136517216437279</text:p>
          </table:table-cell>
          <table:table-cell office:value-type="float" office:value="2.37505321405744" calcext:value-type="float">
            <text:p>2.37505321405744</text:p>
          </table:table-cell>
          <table:table-cell office:value-type="float" office:value="32.0912833674227" calcext:value-type="float">
            <text:p>32.0912833674227</text:p>
          </table:table-cell>
          <table:table-cell office:value-type="float" office:value="0.605498306736764" calcext:value-type="float">
            <text:p>0.605498306736764</text:p>
          </table:table-cell>
          <table:table-cell office:value-type="float" office:value="0.0588994852675191" calcext:value-type="float">
            <text:p>0.058899485267519</text:p>
          </table:table-cell>
          <table:table-cell office:value-type="float" office:value="1.65499183410902E+019" calcext:value-type="float">
            <text:p>1.65E+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32555.342529297" calcext:value-type="float">
            <text:p>232555.342529297</text:p>
          </table:table-cell>
          <table:table-cell office:value-type="float" office:value="232472.998779297" calcext:value-type="float">
            <text:p>232472.998779297</text:p>
          </table:table-cell>
          <table:table-cell office:value-type="float" office:value="0.0158914519997779" calcext:value-type="float">
            <text:p>0.015891451999778</text:p>
          </table:table-cell>
          <table:table-cell office:value-type="float" office:value="82.3226532936096" calcext:value-type="float">
            <text:p>82.3226532936096</text:p>
          </table:table-cell>
          <table:table-cell office:value-type="float" office:value="0.00479629492474487" calcext:value-type="float">
            <text:p>0.004796294924745</text:p>
          </table:table-cell>
          <table:table-cell office:value-type="float" office:value="43.5884896429269" calcext:value-type="float">
            <text:p>43.5884896429269</text:p>
          </table:table-cell>
          <table:table-cell office:value-type="float" office:value="9047334868112.54" calcext:value-type="float">
            <text:p>9047334868112.54</text:p>
          </table:table-cell>
          <table:table-cell office:value-type="float" office:value="169.173998764684" calcext:value-type="float">
            <text:p>169.173998764684</text:p>
          </table:table-cell>
          <table:table-cell office:value-type="float" office:value="0.925647080088303" calcext:value-type="float">
            <text:p>0.925647080088303</text:p>
          </table:table-cell>
          <table:table-cell office:value-type="float" office:value="0.104294034373358" calcext:value-type="float">
            <text:p>0.104294034373358</text:p>
          </table:table-cell>
          <table:table-cell office:value-type="float" office:value="0.631574540508059" calcext:value-type="float">
            <text:p>0.631574540508059</text:p>
          </table:table-cell>
          <table:table-cell office:value-type="float" office:value="5.02817307652656" calcext:value-type="float">
            <text:p>5.02817307652656</text:p>
          </table:table-cell>
          <table:table-cell office:value-type="float" office:value="0.583193218507924" calcext:value-type="float">
            <text:p>0.583193218507924</text:p>
          </table:table-cell>
          <table:table-cell office:value-type="float" office:value="0.0474926961234757" calcext:value-type="float">
            <text:p>0.047492696123476</text:p>
          </table:table-cell>
          <table:table-cell office:value-type="float" office:value="36189339472448" calcext:value-type="float">
            <text:p>36189339472448</text:p>
          </table:table-cell>
          <table:table-cell office:value-type="float" office:value="38089763.6177978" calcext:value-type="float">
            <text:p>38089763.6177978</text:p>
          </table:table-cell>
          <table:table-cell office:value-type="float" office:value="38085423.6773105" calcext:value-type="float">
            <text:p>38085423.6773105</text:p>
          </table:table-cell>
          <table:table-cell office:value-type="float" office:value="0.026305704564038" calcext:value-type="float">
            <text:p>0.026305704564038</text:p>
          </table:table-cell>
          <table:table-cell office:value-type="float" office:value="4340.30426008999" calcext:value-type="float">
            <text:p>4340.30426008999</text:p>
          </table:table-cell>
          <table:table-cell office:value-type="float" office:value="0.00450937063806123" calcext:value-type="float">
            <text:p>0.004509370638061</text:p>
          </table:table-cell>
          <table:table-cell office:value-type="float" office:value="424.989388817882" calcext:value-type="float">
            <text:p>424.989388817882</text:p>
          </table:table-cell>
          <table:table-cell office:value-type="float" office:value="2.43557187115479E+018" calcext:value-type="float">
            <text:p>2.44E+18</text:p>
          </table:table-cell>
          <table:table-cell office:value-type="float" office:value="1667.58191651705" calcext:value-type="float">
            <text:p>1667.58191651705</text:p>
          </table:table-cell>
          <table:table-cell office:value-type="float" office:value="0.917338597502247" calcext:value-type="float">
            <text:p>0.917338597502247</text:p>
          </table:table-cell>
          <table:table-cell office:value-type="float" office:value="0.135164303068776" calcext:value-type="float">
            <text:p>0.135164303068776</text:p>
          </table:table-cell>
          <table:table-cell office:value-type="float" office:value="2.13629965087967" calcext:value-type="float">
            <text:p>2.13629965087967</text:p>
          </table:table-cell>
          <table:table-cell office:value-type="float" office:value="32.1825427413109" calcext:value-type="float">
            <text:p>32.1825427413109</text:p>
          </table:table-cell>
          <table:table-cell office:value-type="float" office:value="0.615723842146947" calcext:value-type="float">
            <text:p>0.615723842146947</text:p>
          </table:table-cell>
          <table:table-cell office:value-type="float" office:value="0.0579317101030558" calcext:value-type="float">
            <text:p>0.057931710103056</text:p>
          </table:table-cell>
          <table:table-cell office:value-type="float" office:value="9.74228748461914E+018" calcext:value-type="float">
            <text:p>9.74E+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34782.951293945" calcext:value-type="float">
            <text:p>234782.951293945</text:p>
          </table:table-cell>
          <table:table-cell office:value-type="float" office:value="234667.352416992" calcext:value-type="float">
            <text:p>234667.352416992</text:p>
          </table:table-cell>
          <table:table-cell office:value-type="float" office:value="0.028551256924402" calcext:value-type="float">
            <text:p>0.028551256924402</text:p>
          </table:table-cell>
          <table:table-cell office:value-type="float" office:value="115.487164974213" calcext:value-type="float">
            <text:p>115.487164974213</text:p>
          </table:table-cell>
          <table:table-cell office:value-type="float" office:value="0.0836149777751416" calcext:value-type="float">
            <text:p>0.083614977775142</text:p>
          </table:table-cell>
          <table:table-cell office:value-type="float" office:value="45.1756781624042" calcext:value-type="float">
            <text:p>45.1756781624042</text:p>
          </table:table-cell>
          <table:table-cell office:value-type="float" office:value="48627117490170.1" calcext:value-type="float">
            <text:p>48627117490170.1</text:p>
          </table:table-cell>
          <table:table-cell office:value-type="float" office:value="173.161393042609" calcext:value-type="float">
            <text:p>173.161393042609</text:p>
          </table:table-cell>
          <table:table-cell office:value-type="float" office:value="0.935488906459749" calcext:value-type="float">
            <text:p>0.935488906459749</text:p>
          </table:table-cell>
          <table:table-cell office:value-type="float" office:value="0.144383307212916" calcext:value-type="float">
            <text:p>0.144383307212916</text:p>
          </table:table-cell>
          <table:table-cell office:value-type="float" office:value="0.968298177906554" calcext:value-type="float">
            <text:p>0.968298177906554</text:p>
          </table:table-cell>
          <table:table-cell office:value-type="float" office:value="7.11814279163761" calcext:value-type="float">
            <text:p>7.11814279163761</text:p>
          </table:table-cell>
          <table:table-cell office:value-type="float" office:value="0.899568824050774" calcext:value-type="float">
            <text:p>0.899568824050774</text:p>
          </table:table-cell>
          <table:table-cell office:value-type="float" office:value="0.278793508157833" calcext:value-type="float">
            <text:p>0.278793508157833</text:p>
          </table:table-cell>
          <table:table-cell office:value-type="float" office:value="194508469960678" calcext:value-type="float">
            <text:p>194508469960678</text:p>
          </table:table-cell>
          <table:table-cell office:value-type="float" office:value="38112034.0562191" calcext:value-type="float">
            <text:p>38112034.0562191</text:p>
          </table:table-cell>
          <table:table-cell office:value-type="float" office:value="38107503.8161612" calcext:value-type="float">
            <text:p>38107503.8161612</text:p>
          </table:table-cell>
          <table:table-cell office:value-type="float" office:value="0.0484441136782152" calcext:value-type="float">
            <text:p>0.048444113678215</text:p>
          </table:table-cell>
          <table:table-cell office:value-type="float" office:value="4530.46781588905" calcext:value-type="float">
            <text:p>4530.46781588905</text:p>
          </table:table-cell>
          <table:table-cell office:value-type="float" office:value="0.101838096801657" calcext:value-type="float">
            <text:p>0.101838096801657</text:p>
          </table:table-cell>
          <table:table-cell office:value-type="float" office:value="426.824743946249" calcext:value-type="float">
            <text:p>426.824743946249</text:p>
          </table:table-cell>
          <table:table-cell office:value-type="float" office:value="2.69633962717695E+019" calcext:value-type="float">
            <text:p>2.70E+19</text:p>
          </table:table-cell>
          <table:table-cell office:value-type="float" office:value="1672.44443483521" calcext:value-type="float">
            <text:p>1672.44443483521</text:p>
          </table:table-cell>
          <table:table-cell office:value-type="float" office:value="0.97922364446864" calcext:value-type="float">
            <text:p>0.97922364446864</text:p>
          </table:table-cell>
          <table:table-cell office:value-type="float" office:value="0.192116409984453" calcext:value-type="float">
            <text:p>0.192116409984453</text:p>
          </table:table-cell>
          <table:table-cell office:value-type="float" office:value="3.25073667995376" calcext:value-type="float">
            <text:p>3.25073667995376</text:p>
          </table:table-cell>
          <table:table-cell office:value-type="float" office:value="34.3487888160895" calcext:value-type="float">
            <text:p>34.3487888160895</text:p>
          </table:table-cell>
          <table:table-cell office:value-type="float" office:value="0.906018621692329" calcext:value-type="float">
            <text:p>0.906018621692329</text:p>
          </table:table-cell>
          <table:table-cell office:value-type="float" office:value="0.313635723713403" calcext:value-type="float">
            <text:p>0.313635723713403</text:p>
          </table:table-cell>
          <table:table-cell office:value-type="float" office:value="1.07853585087078E+020" calcext:value-type="float">
            <text:p>1.08E+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34779.177368164" calcext:value-type="float">
            <text:p>234779.177368164</text:p>
          </table:table-cell>
          <table:table-cell office:value-type="float" office:value="234680.642822266" calcext:value-type="float">
            <text:p>234680.642822266</text:p>
          </table:table-cell>
          <table:table-cell office:value-type="float" office:value="0.0107864878664259" calcext:value-type="float">
            <text:p>0.010786487866426</text:p>
          </table:table-cell>
          <table:table-cell office:value-type="float" office:value="98.4396895170212" calcext:value-type="float">
            <text:p>98.4396895170212</text:p>
          </table:table-cell>
          <table:table-cell office:value-type="float" office:value="0.0834339931607246" calcext:value-type="float">
            <text:p>0.083433993160725</text:p>
          </table:table-cell>
          <table:table-cell office:value-type="float" office:value="44.888600016654" calcext:value-type="float">
            <text:p>44.888600016654</text:p>
          </table:table-cell>
          <table:table-cell office:value-type="float" office:value="47436029103490" calcext:value-type="float">
            <text:p>47436029103490</text:p>
          </table:table-cell>
          <table:table-cell office:value-type="float" office:value="173.219334281146" calcext:value-type="float">
            <text:p>173.219334281146</text:p>
          </table:table-cell>
          <table:table-cell office:value-type="float" office:value="0.935929327448211" calcext:value-type="float">
            <text:p>0.935929327448211</text:p>
          </table:table-cell>
          <table:table-cell office:value-type="float" office:value="0.0885448675945939" calcext:value-type="float">
            <text:p>0.088544867594594</text:p>
          </table:table-cell>
          <table:table-cell office:value-type="float" office:value="0.55520742905346" calcext:value-type="float">
            <text:p>0.55520742905346</text:p>
          </table:table-cell>
          <table:table-cell office:value-type="float" office:value="5.96530716917692" calcext:value-type="float">
            <text:p>5.96530716917692</text:p>
          </table:table-cell>
          <table:table-cell office:value-type="float" office:value="0.599409675030427" calcext:value-type="float">
            <text:p>0.599409675030427</text:p>
          </table:table-cell>
          <table:table-cell office:value-type="float" office:value="0.281213748698698" calcext:value-type="float">
            <text:p>0.281213748698698</text:p>
          </table:table-cell>
          <table:table-cell office:value-type="float" office:value="189744116413958" calcext:value-type="float">
            <text:p>189744116413958</text:p>
          </table:table-cell>
          <table:table-cell office:value-type="float" office:value="38112095.0657864" calcext:value-type="float">
            <text:p>38112095.0657864</text:p>
          </table:table-cell>
          <table:table-cell office:value-type="float" office:value="38107654.9472723" calcext:value-type="float">
            <text:p>38107654.9472723</text:p>
          </table:table-cell>
          <table:table-cell office:value-type="float" office:value="0.0195902820014453" calcext:value-type="float">
            <text:p>0.019590282001445</text:p>
          </table:table-cell>
          <table:table-cell office:value-type="float" office:value="4440.36954196915" calcext:value-type="float">
            <text:p>4440.36954196915</text:p>
          </table:table-cell>
          <table:table-cell office:value-type="float" office:value="0.102877739118412" calcext:value-type="float">
            <text:p>0.102877739118412</text:p>
          </table:table-cell>
          <table:table-cell office:value-type="float" office:value="426.528491724949" calcext:value-type="float">
            <text:p>426.528491724949</text:p>
          </table:table-cell>
          <table:table-cell office:value-type="float" office:value="2.73395070720651E+019" calcext:value-type="float">
            <text:p>2.73E+19</text:p>
          </table:table-cell>
          <table:table-cell office:value-type="float" office:value="1672.49427042519" calcext:value-type="float">
            <text:p>1672.49427042519</text:p>
          </table:table-cell>
          <table:table-cell office:value-type="float" office:value="0.979514175445562" calcext:value-type="float">
            <text:p>0.979514175445562</text:p>
          </table:table-cell>
          <table:table-cell office:value-type="float" office:value="0.123452807636879" calcext:value-type="float">
            <text:p>0.123452807636879</text:p>
          </table:table-cell>
          <table:table-cell office:value-type="float" office:value="2.06709209635105" calcext:value-type="float">
            <text:p>2.06709209635105</text:p>
          </table:table-cell>
          <table:table-cell office:value-type="float" office:value="33.1780884204492" calcext:value-type="float">
            <text:p>33.1780884204492</text:p>
          </table:table-cell>
          <table:table-cell office:value-type="float" office:value="0.63359260033079" calcext:value-type="float">
            <text:p>0.63359260033079</text:p>
          </table:table-cell>
          <table:table-cell office:value-type="float" office:value="0.318155246521539" calcext:value-type="float">
            <text:p>0.318155246521539</text:p>
          </table:table-cell>
          <table:table-cell office:value-type="float" office:value="1.0935802828826E+020" calcext:value-type="float">
            <text:p>1.09E+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232576.525878906" calcext:value-type="float">
            <text:p>232576.525878906</text:p>
          </table:table-cell>
          <table:table-cell office:value-type="float" office:value="232491.881347656" calcext:value-type="float">
            <text:p>232491.881347656</text:p>
          </table:table-cell>
          <table:table-cell office:value-type="float" office:value="0.0187106561497785" calcext:value-type="float">
            <text:p>0.018710656149779</text:p>
          </table:table-cell>
          <table:table-cell office:value-type="float" office:value="84.6199176311493" calcext:value-type="float">
            <text:p>84.6199176311493</text:p>
          </table:table-cell>
          <table:table-cell office:value-type="float" office:value="0.00403250804083655" calcext:value-type="float">
            <text:p>0.004032508040837</text:p>
          </table:table-cell>
          <table:table-cell office:value-type="float" office:value="43.6319580175703" calcext:value-type="float">
            <text:p>43.6319580175703</text:p>
          </table:table-cell>
          <table:table-cell office:value-type="float" office:value="7072224165548.62" calcext:value-type="float">
            <text:p>7072224165548.62</text:p>
          </table:table-cell>
          <table:table-cell office:value-type="float" office:value="169.245410282903" calcext:value-type="float">
            <text:p>169.245410282903</text:p>
          </table:table-cell>
          <table:table-cell office:value-type="float" office:value="0.927431391502984" calcext:value-type="float">
            <text:p>0.927431391502984</text:p>
          </table:table-cell>
          <table:table-cell office:value-type="float" office:value="0.111731720093253" calcext:value-type="float">
            <text:p>0.111731720093253</text:p>
          </table:table-cell>
          <table:table-cell office:value-type="float" office:value="0.777673718154901" calcext:value-type="float">
            <text:p>0.777673718154901</text:p>
          </table:table-cell>
          <table:table-cell office:value-type="float" office:value="5.12690689840855" calcext:value-type="float">
            <text:p>5.12690689840855</text:p>
          </table:table-cell>
          <table:table-cell office:value-type="float" office:value="0.555310079630476" calcext:value-type="float">
            <text:p>0.555310079630476</text:p>
          </table:table-cell>
          <table:table-cell office:value-type="float" office:value="0.0437831688767374" calcext:value-type="float">
            <text:p>0.043783168876737</text:p>
          </table:table-cell>
          <table:table-cell office:value-type="float" office:value="28288896662192.2" calcext:value-type="float">
            <text:p>28288896662192.2</text:p>
          </table:table-cell>
          <table:table-cell office:value-type="float" office:value="38090161.3295517" calcext:value-type="float">
            <text:p>38090161.3295517</text:p>
          </table:table-cell>
          <table:table-cell office:value-type="float" office:value="38085807.7681522" calcext:value-type="float">
            <text:p>38085807.7681522</text:p>
          </table:table-cell>
          <table:table-cell office:value-type="float" office:value="0.0299214038591344" calcext:value-type="float">
            <text:p>0.029921403859134</text:p>
          </table:table-cell>
          <table:table-cell office:value-type="float" office:value="4353.87801111955" calcext:value-type="float">
            <text:p>4353.87801111955</text:p>
          </table:table-cell>
          <table:table-cell office:value-type="float" office:value="0.00446528022598614" calcext:value-type="float">
            <text:p>0.004465280225986</text:p>
          </table:table-cell>
          <table:table-cell office:value-type="float" office:value="425.035483360197" calcext:value-type="float">
            <text:p>425.035483360197</text:p>
          </table:table-cell>
          <table:table-cell office:value-type="float" office:value="4.653164601815E+018" calcext:value-type="float">
            <text:p>4.65E+18</text:p>
          </table:table-cell>
          <table:table-cell office:value-type="float" office:value="1667.66172463184" calcext:value-type="float">
            <text:p>1667.66172463184</text:p>
          </table:table-cell>
          <table:table-cell office:value-type="float" office:value="0.917374027656072" calcext:value-type="float">
            <text:p>0.917374027656072</text:p>
          </table:table-cell>
          <table:table-cell office:value-type="float" office:value="0.145669274485276" calcext:value-type="float">
            <text:p>0.145669274485276</text:p>
          </table:table-cell>
          <table:table-cell office:value-type="float" office:value="2.74056201232384" calcext:value-type="float">
            <text:p>2.74056201232384</text:p>
          </table:table-cell>
          <table:table-cell office:value-type="float" office:value="32.2776656312435" calcext:value-type="float">
            <text:p>32.2776656312435</text:p>
          </table:table-cell>
          <table:table-cell office:value-type="float" office:value="0.588688392926155" calcext:value-type="float">
            <text:p>0.588688392926155</text:p>
          </table:table-cell>
          <table:table-cell office:value-type="float" office:value="0.0568739032182044" calcext:value-type="float">
            <text:p>0.056873903218204</text:p>
          </table:table-cell>
          <table:table-cell office:value-type="float" office:value="1.861265840726E+019" calcext:value-type="float">
            <text:p>1.86E+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/00/0000</text:date>, <text:time style:data-style-name="N2" text:time-value="13:28:44.829114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23:41:33.002143276</meta:creation-date>
    <dc:date>2019-01-12T13:44:38.389189830</dc:date>
    <meta:editing-duration>PT25M14S</meta:editing-duration>
    <meta:editing-cycles>5</meta:editing-cycles>
    <meta:generator>LibreOffice/6.0.7.3$Linux_X86_64 LibreOffice_project/00m0$Build-3</meta:generator>
    <meta:document-statistic meta:table-count="2" meta:cell-count="324" meta:object-count="0"/>
  </office:meta>
</office:document-meta>
</file>